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1881" officeooo:paragraph-rsid="001d18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eqw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8T19:44:31.034000000</meta:creation-date>
    <dc:date>2024-07-18T19:44:35.683000000</dc:date>
    <meta:editing-duration>PT4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24.2.4.2$Windows_X86_64 LibreOffice_project/51a6219feb6075d9a4c46691dcfe0cd9c4fff3c2</meta:generator>
  </office:meta>
</office:document-meta>
</file>